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214546D04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3b467" officeooo:paragraph-rsid="0013b467" style:font-size-asian="31.5pt" style:font-size-complex="36pt"/>
    </style:style>
    <style:style style:name="P2" style:family="paragraph" style:parent-style-name="Standard">
      <style:text-properties fo:font-size="18pt" officeooo:rsid="0013b467" officeooo:paragraph-rsid="0013b467" style:font-size-asian="15.75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ASSIGNMENT PROLOG</text:p>
      <text:p text:style-name="P2">Output</text:p>
      <text:p text:style-name="P2"><draw:frame draw:style-name="fr1" draw:name="Image1" text:anchor-type="char" svg:width="7.4807in" svg:height="6.0075in" draw:z-index="0"><draw:image xlink:href="Pictures/100000010000078000000214546D04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1T20:14:22.575351390</meta:creation-date>
    <dc:date>2025-10-11T20:15:16.603515786</dc:date>
    <meta:editing-duration>PT54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1" meta:paragraph-count="2" meta:word-count="4" meta:character-count="26" meta:non-whitespace-character-count="24"/>
  </office:meta>
</office:document-meta>
</file>